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ableCachingConfig.cacheInterceptor( CacheOperationSource cacheOperation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ableCachingConfig.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ntercepto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InterceptorTests.onlyOneInterceptorIsAvail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nableCachingConfig.cach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acheInterceptor.invokeOperation( CacheOperationInvoker invok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ustomInterceptorTests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InterceptorTests.customInterceptorAppliesWithRuntim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ustomInterceptorTests.customInterceptorAppliesWithChecked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